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delle Web Regular" svg:font-family="'Adelle Web Regular'" style:font-family-generic="modern" style:font-pitch="variable"/>
    <style:font-face style:name="Andralis ND OsF" svg:font-family="'Andralis ND OsF'" style:font-family-generic="modern" style:font-pitch="variable"/>
    <style:font-face style:name="Caecilia LT Std Light" svg:font-family="'Caecilia LT Std Light'" style:font-family-generic="modern" style:font-pitch="variable"/>
    <style:font-face style:name="Caecilia LT Std Roman" svg:font-family="'Caecilia LT Std Roman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2.2508in"/>
    </style:style>
    <style:style style:name="co3" style:family="table-column">
      <style:table-column-properties fo:break-before="auto" style:column-width="1.9071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1181in"/>
    </style:style>
    <style:style style:name="co8" style:family="table-column">
      <style:table-column-properties fo:break-before="auto" style:column-width="1.2354in"/>
    </style:style>
    <style:style style:name="co9" style:family="table-column">
      <style:table-column-properties fo:break-before="auto" style:column-width="3.2402in"/>
    </style:style>
    <style:style style:name="co10" style:family="table-column">
      <style:table-column-properties fo:break-before="auto" style:column-width="5.8409in"/>
    </style:style>
    <style:style style:name="ro1" style:family="table-row">
      <style:table-row-properties style:row-height="0.3201in" fo:break-before="auto" style:use-optimal-row-height="true"/>
    </style:style>
    <style:style style:name="ro2" style:family="table-row">
      <style:table-row-properties style:row-height="0.2535in" fo:break-before="auto" style:use-optimal-row-height="true"/>
    </style:style>
    <style:style style:name="ro3" style:family="table-row">
      <style:table-row-properties style:row-height="0.1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333333" style:text-align-source="fix" style:repeat-content="false" fo:border-left="none" fo:padding-bottom="0.0555in" fo:padding-left="0.0835in" fo:padding-right="0.0835in" fo:padding-top="0.0555in" fo:border-right="none" fo:border-top="none"/>
      <style:paragraph-properties fo:text-align="end" fo:margin-left="0in"/>
      <style:text-properties fo:color="#ffd320" style:font-name="Caecilia LT Std Roman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padding-bottom="0.0555in" fo:padding-left="0.0835in" fo:padding-right="0.0835in" fo:padding-top="0.0555in"/>
      <style:text-properties style:font-name="Caecilia LT Std Roman"/>
    </style:style>
    <style:style style:name="ce3" style:family="table-cell" style:parent-style-name="Default">
      <style:table-cell-properties fo:background-color="#ff8080" fo:padding-bottom="0.0555in" fo:padding-left="0.0835in" fo:padding-right="0.0835in" fo:padding-top="0.0555in"/>
      <style:text-properties style:font-name="Caecilia LT Std Roman"/>
    </style:style>
    <style:style style:name="ce4" style:family="table-cell" style:parent-style-name="Default">
      <style:table-cell-properties fo:padding-bottom="0.0555in" fo:padding-left="0.0835in" fo:padding-right="0.0835in" fo:padding-top="0.0555in"/>
      <style:text-properties fo:color="#999999" style:font-name="Caecilia LT Std Roman" fo:font-style="italic" style:font-style-asian="italic" style:font-style-complex="italic"/>
    </style:style>
    <style:style style:name="ce5" style:family="table-cell" style:parent-style-name="Default">
      <style:table-cell-properties fo:background-color="#aecf00" fo:padding-bottom="0.0555in" fo:padding-left="0.0835in" fo:padding-right="0.0835in" fo:padding-top="0.0555in"/>
      <style:text-properties style:font-name="Caecilia LT Std Roman"/>
    </style:style>
    <style:style style:name="ce6" style:family="table-cell" style:parent-style-name="Default">
      <style:table-cell-properties fo:border-bottom="0.06pt solid #000000" fo:background-color="#333333" fo:border-left="none" fo:padding-bottom="0.0555in" fo:padding-left="0.0835in" fo:padding-right="0.0835in" fo:padding-top="0.0555in" fo:border-right="none" fo:border-top="none"/>
      <style:text-properties fo:color="#ffd320" style:font-name="Caecilia LT Std Roman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fo:padding-bottom="0.0555in" fo:padding-left="0.0835in" fo:padding-right="0.0835in" fo:padding-top="0.0555in"/>
      <style:paragraph-properties fo:text-align="end" fo:margin-left="0in"/>
      <style:text-properties style:font-name="Caecilia LT Std Roman"/>
    </style:style>
    <style:style style:name="ce8" style:family="table-cell" style:parent-style-name="Default">
      <style:table-cell-properties fo:background-color="#ff8080" style:text-align-source="fix" style:repeat-content="false" fo:padding-bottom="0.0555in" fo:padding-left="0.0835in" fo:padding-right="0.0835in" fo:padding-top="0.0555in"/>
      <style:paragraph-properties fo:text-align="end" fo:margin-left="0in"/>
      <style:text-properties style:font-name="Caecilia LT Std Roman"/>
    </style:style>
    <style:style style:name="ce9" style:family="table-cell" style:parent-style-name="Default">
      <style:table-cell-properties style:text-align-source="fix" style:repeat-content="false" fo:padding-bottom="0.0555in" fo:padding-left="0.0835in" fo:padding-right="0.0835in" fo:padding-top="0.0555in"/>
      <style:paragraph-properties fo:text-align="end" fo:margin-left="0in"/>
      <style:text-properties fo:color="#999999" style:font-name="Caecilia LT Std Roman" fo:font-style="italic" style:font-style-asian="italic" style:font-style-complex="italic"/>
    </style:style>
    <style:style style:name="ce10" style:family="table-cell" style:parent-style-name="Default">
      <style:table-cell-properties fo:background-color="#aecf00" style:text-align-source="fix" style:repeat-content="false" fo:padding-bottom="0.0555in" fo:padding-left="0.0835in" fo:padding-right="0.0835in" fo:padding-top="0.0555in"/>
      <style:paragraph-properties fo:text-align="end" fo:margin-left="0in"/>
      <style:text-properties style:font-name="Caecilia LT Std Roman"/>
    </style:style>
    <style:style style:name="ce11" style:family="table-cell" style:parent-style-name="Default">
      <style:table-cell-properties fo:background-color="#ff8080"/>
    </style:style>
    <style:style style:name="ce12" style:family="table-cell" style:parent-style-name="Default">
      <style:table-cell-properties fo:background-color="#333333"/>
    </style:style>
    <style:style style:name="ce13" style:family="table-cell" style:parent-style-name="Default">
      <style:text-properties fo:color="#999999" fo:font-style="italic" style:font-style-asian="italic" style:font-style-complex="italic"/>
    </style:style>
    <style:style style:name="ce14" style:family="table-cell" style:parent-style-name="Default">
      <style:table-cell-properties fo:background-color="#aecf00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7"/>
        <table:table-column table:style-name="co9" table:default-cell-style-name="ce2"/>
        <table:table-column table:style-name="co10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4" table:default-cell-style-name="Default"/>
        <table:table-column table:style-name="co3" table:default-cell-style-name="Default"/>
        <table:table-column table:style-name="co6" table:number-columns-repeated="1008" table:default-cell-style-name="ce2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Name</text:p>
          </table:table-cell>
          <table:table-cell table:style-name="ce6" office:value-type="string">
            <text:p>Source(s)</text:p>
          </table:table-cell>
          <table:table-cell table:style-name="ce6" office:value-type="string">
            <text:p>Zone(s)</text:p>
          </table:table-cell>
          <table:table-cell table:style-name="ce6" office:value-type="string">
            <text:p>Amount</text:p>
          </table:table-cell>
          <table:table-cell table:style-name="ce6" office:value-type="string">
            <text:p>Stacks</text:p>
          </table:table-cell>
          <table:table-cell table:style-name="ce6" office:value-type="string">
            <text:p>Category</text:p>
          </table:table-cell>
          <table:table-cell table:style-name="ce1" office:value-type="string">
            <text:p>Expansion</text:p>
          </table:table-cell>
          <table:table-cell table:style-name="ce6" office:value-type="string">
            <text:p>Icon</text:p>
          </table:table-cell>
          <table:table-cell table:style-name="ce6" office:value-type="string">
            <text:p>Notes</text:p>
          </table:table-cell>
          <table:table-cell table:style-name="ce12" table:number-columns-repeated="6"/>
          <table:table-cell table:style-name="ce6" table:number-columns-repeated="1008"/>
        </table:table-row>
        <table:table-row table:style-name="ro2">
          <table:table-cell office:value-type="float" office:value="48871">
            <text:p>48871</text:p>
          </table:table-cell>
          <table:table-cell office:value-type="string">
            <text:p>Aimed Shot</text:p>
          </table:table-cell>
          <table:table-cell office:value-type="string">
            <text:p>Ymirjar Flesh Hunter</text:p>
          </table:table-cell>
          <table:table-cell office:value-type="string">
            <text:p>Utgarde Pinnacl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615">
            <text:p>54615</text:p>
          </table:table-cell>
          <table:table-cell office:value-type="string">
            <text:p>Aimed Shot</text:p>
          </table:table-cell>
          <table:table-cell office:value-type="string">
            <text:p>Shandaral Hunter Spirit</text:p>
          </table:table-cell>
          <table:table-cell office:value-type="string">
            <text:p>Crystalsong Forest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Solo</text:p>
          </table:table-cell>
          <table:table-cell office:value-type="float" office:value="80">
            <text:p>80</text:p>
          </table:table-cell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243">
            <text:p>59243</text:p>
          </table:table-cell>
          <table:table-cell office:value-type="string">
            <text:p>Aimed Shot</text:p>
          </table:table-cell>
          <table:table-cell office:value-type="string">
            <text:p>Ymirjar Flesh Hunter</text:p>
          </table:table-cell>
          <table:table-cell office:value-type="string">
            <text:p>Utgarde Pinnacl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5883">
            <text:p>65883</text:p>
          </table:table-cell>
          <table:table-cell office:value-type="string">
            <text:p>Aimed Shot</text:p>
          </table:table-cell>
          <table:table-cell office:value-type="string">
            <text:p>Alyssia Moonstalker; Ruj'kah</text:p>
          </table:table-cell>
          <table:table-cell office:value-type="string">
            <text:p>Trial of the Crusade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8841">
            <text:p>78841</text:p>
          </table:table-cell>
          <table:table-cell office:value-type="string">
            <text:p>Aimed Shot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8228">
            <text:p>118228</text:p>
          </table:table-cell>
          <table:table-cell office:value-type="string">
            <text:p>Aimed Shot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76903">
            <text:p>76903</text:p>
          </table:table-cell>
          <table:table-cell table:style-name="ce3" office:value-type="string">
            <text:p>Anti-Magic Prison</text:p>
          </table:table-cell>
          <table:table-cell table:style-name="ce3" office:value-type="string">
            <text:p>Void Seeker</text:p>
          </table:table-cell>
          <table:table-cell table:style-name="ce3" office:value-type="string">
            <text:p>Halls of Originatio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Party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Spell_Shadow_AntiShadow</text:p>
          </table:table-cell>
          <table:table-cell table:style-name="ce3"/>
          <table:table-cell table:style-name="ce11" table:number-columns-repeated="6"/>
          <table:table-cell table:style-name="ce3" table:number-columns-repeated="1008"/>
        </table:table-row>
        <table:table-row table:style-name="ro2">
          <table:table-cell office:value-type="float" office:value="40599">
            <text:p>40599</text:p>
          </table:table-cell>
          <table:table-cell office:value-type="string">
            <text:p>Arcing Smash</text:p>
          </table:table-cell>
          <table:table-cell office:value-type="string">
            <text:p>Gurtogg Bloodboil</text:p>
          </table:table-cell>
          <table:table-cell office:value-type="string">
            <text:p>Black Templ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Ability_Warrior_Cleave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101497">
            <text:p>101497</text:p>
          </table:table-cell>
          <table:table-cell table:style-name="ce3" office:value-type="string">
            <text:p>Aura of Deth'spair</text:p>
          </table:table-cell>
          <table:table-cell table:style-name="ce3" office:value-type="string">
            <text:p>Deth'tilac</text:p>
          </table:table-cell>
          <table:table-cell table:style-name="ce3" office:value-type="string">
            <text:p>Molten Front</text:p>
          </table:table-cell>
          <table:table-cell table:style-name="ce3" office:value-type="float" office:value="0.99">
            <text:p>0.99</text:p>
          </table:table-cell>
          <table:table-cell table:style-name="ce3"/>
          <table:table-cell table:style-name="ce3" office:value-type="string">
            <text:p>Solo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Spell_Shadow_Skull</text:p>
          </table:table-cell>
          <table:table-cell table:style-name="ce3"/>
          <table:table-cell table:style-name="ce11" table:number-columns-repeated="6"/>
          <table:table-cell table:style-name="ce3" table:number-columns-repeated="1008"/>
        </table:table-row>
        <table:table-row table:style-name="ro2">
          <table:table-cell table:style-name="ce3" office:value-type="float" office:value="41292">
            <text:p>41292</text:p>
          </table:table-cell>
          <table:table-cell table:style-name="ce3" office:value-type="string">
            <text:p>Aura of Suffering</text:p>
          </table:table-cell>
          <table:table-cell table:style-name="ce3" office:value-type="string">
            <text:p>Essence of Suffering</text:p>
          </table:table-cell>
          <table:table-cell table:style-name="ce3" office:value-type="string">
            <text:p>Black Temple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70">
            <text:p>70</text:p>
          </table:table-cell>
          <table:table-cell table:style-name="ce3" office:value-type="string">
            <text:p>Spell_Shadow_Shadowfury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office:value-type="float" office:value="100526">
            <text:p>100526</text:p>
          </table:table-cell>
          <table:table-cell office:value-type="string">
            <text:p>Blistering Wound</text:p>
          </table:table-cell>
          <table:table-cell office:value-type="string">
            <text:p>Flamewaker Subjugator</text:p>
          </table:table-cell>
          <table:table-cell office:value-type="string">
            <text:p>Firelands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Spell_DeathKnight_BloodBoil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4" office:value-type="float" office:value="23230">
            <text:p>23230</text:p>
          </table:table-cell>
          <table:table-cell table:style-name="ce4" office:value-type="string">
            <text:p>Blood Fury</text:p>
          </table:table-cell>
          <table:table-cell table:style-name="ce4" office:value-type="string">
            <text:p>UNKNOWN</text:p>
          </table:table-cell>
          <table:table-cell table:style-name="ce4"/>
          <table:table-cell table:style-name="ce4" office:value-type="float" office:value="0.5">
            <text:p>0.5</text:p>
          </table:table-cell>
          <table:table-cell table:style-name="ce4" table:number-columns-repeated="2"/>
          <table:table-cell table:style-name="ce9"/>
          <table:table-cell table:style-name="ce4" office:value-type="string">
            <text:p>Ability_Rogue_FeignDeath</text:p>
          </table:table-cell>
          <table:table-cell table:style-name="ce4" office:value-type="string">
            <text:p>Old orc racial</text:p>
          </table:table-cell>
          <table:table-cell table:style-name="ce13" table:number-columns-repeated="6"/>
          <table:table-cell table:style-name="ce4" table:number-columns-repeated="1008"/>
        </table:table-row>
        <table:table-row table:style-name="ro2">
          <table:table-cell office:value-type="float" office:value="23169">
            <text:p>23169</text:p>
          </table:table-cell>
          <table:table-cell office:value-type="string">
            <text:p>Brood Affliction: Green</text:p>
          </table:table-cell>
          <table:table-cell office:value-type="string">
            <text:p>Chromaggus</text:p>
          </table:table-cell>
          <table:table-cell office:value-type="string">
            <text:p>Blackwing Lai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60">
            <text:p>60</text:p>
          </table:table-cell>
          <table:table-cell office:value-type="string">
            <text:p>INV_Misc_Head_Dragon_Green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3410">
            <text:p>43410</text:p>
          </table:table-cell>
          <table:table-cell office:value-type="string">
            <text:p>Chop</text:p>
          </table:table-cell>
          <table:table-cell office:value-type="string">
            <text:p>VARIOUS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82170">
            <text:p>82170</text:p>
          </table:table-cell>
          <table:table-cell table:style-name="ce3" office:value-type="string">
            <text:p>Corruption: Absolute</text:p>
          </table:table-cell>
          <table:table-cell table:style-name="ce3" office:value-type="string">
            <text:p>Cho'gall</text:p>
          </table:table-cell>
          <table:table-cell table:style-name="ce3" office:value-type="string">
            <text:p>The Bastion of Twilight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Ability_Warlock_Eradication</text:p>
          </table:table-cell>
          <table:table-cell table:style-name="ce3"/>
          <table:table-cell table:style-name="ce11" table:number-columns-repeated="6"/>
          <table:table-cell table:style-name="ce3" table:number-columns-repeated="1008"/>
        </table:table-row>
        <table:table-row table:style-name="ro2">
          <table:table-cell office:value-type="float" office:value="76189">
            <text:p>76189</text:p>
          </table:table-cell>
          <table:table-cell office:value-type="string">
            <text:p>Crepuscular Veil</text:p>
          </table:table-cell>
          <table:table-cell office:value-type="string">
            <text:p>Shadow of Obsidius</text:p>
          </table:table-cell>
          <table:table-cell office:value-type="string">
            <text:p>Blackrock Caverns</text:p>
          </table:table-cell>
          <table:table-cell office:value-type="float" office:value="0.24">
            <text:p>0.24</text:p>
          </table:table-cell>
          <table:table-cell office:value-type="float" office:value="4">
            <text:p>4</text:p>
          </table:table-cell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4073">
            <text:p>34073</text:p>
          </table:table-cell>
          <table:table-cell office:value-type="string">
            <text:p>Curse of the Bleeding Hollow</text:p>
          </table:table-cell>
          <table:table-cell office:value-type="string">
            <text:p>Bleeding Hollow Necrolyte</text:p>
          </table:table-cell>
          <table:table-cell office:value-type="string">
            <text:p>Hellfire Peninsula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Solo</text:p>
          </table:table-cell>
          <table:table-cell office:value-type="float" office:value="70">
            <text:p>70</text:p>
          </table:table-cell>
          <table:table-cell office:value-type="string">
            <text:p>Spell_Shadow_LifeDrain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3583">
            <text:p>13583</text:p>
          </table:table-cell>
          <table:table-cell office:value-type="string">
            <text:p>Curse of the Deadwood</text:p>
          </table:table-cell>
          <table:table-cell office:value-type="string">
            <text:p>Deadwood furbolgs</text:p>
          </table:table-cell>
          <table:table-cell office:value-type="string">
            <text:p>Felwoo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Solo</text:p>
          </table:table-cell>
          <table:table-cell office:value-type="float" office:value="60">
            <text:p>6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3956">
            <text:p>93956</text:p>
          </table:table-cell>
          <table:table-cell office:value-type="string">
            <text:p>Cursed Veil</text:p>
          </table:table-cell>
          <table:table-cell office:value-type="string">
            <text:p>Baron Silverlaine</text:p>
          </table:table-cell>
          <table:table-cell office:value-type="string">
            <text:p>Shadowfang Keep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1478">
            <text:p>41478</text:p>
          </table:table-cell>
          <table:table-cell office:value-type="string">
            <text:p>Dampen Magic</text:p>
          </table:table-cell>
          <table:table-cell office:value-type="string">
            <text:p>High Nethermancer Zerevor</text:p>
          </table:table-cell>
          <table:table-cell office:value-type="string">
            <text:p>Black Temple</text:p>
          </table:table-cell>
          <table:table-cell office:value-type="float" office:value="500">
            <text:p>500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Spell_Nature_AbolishMagic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5347">
            <text:p>45347</text:p>
          </table:table-cell>
          <table:table-cell office:value-type="string">
            <text:p>Dark Touched</text:p>
          </table:table-cell>
          <table:table-cell office:value-type="string">
            <text:p>Lady Sacrolash</text:p>
          </table:table-cell>
          <table:table-cell office:value-type="string">
            <text:p>Sunwell Plateau</text:p>
          </table:table-cell>
          <table:table-cell office:value-type="float" office:value="0.05">
            <text:p>0.05</text:p>
          </table:table-cell>
          <table:table-cell office:value-type="float" office:value="20">
            <text:p>20</text:p>
          </table:table-cell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Spell_Shadow_SealOfKing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3038">
            <text:p>63038</text:p>
          </table:table-cell>
          <table:table-cell office:value-type="string">
            <text:p>Dark Volley</text:p>
          </table:table-cell>
          <table:table-cell office:value-type="string">
            <text:p>Guardian of Yogg-Saron</text:p>
          </table:table-cell>
          <table:table-cell office:value-type="string">
            <text:p>Ulduar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Spell_Shadow_Shadowfury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6023">
            <text:p>36023</text:p>
          </table:table-cell>
          <table:table-cell office:value-type="string">
            <text:p>Deathblow</text:p>
          </table:table-cell>
          <table:table-cell office:value-type="string">
            <text:p>Shattered Hand Savage</text:p>
          </table:table-cell>
          <table:table-cell office:value-type="string">
            <text:p>The Shattered Hal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Goug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6054">
            <text:p>36054</text:p>
          </table:table-cell>
          <table:table-cell office:value-type="string">
            <text:p>Deathblow</text:p>
          </table:table-cell>
          <table:table-cell office:value-type="string">
            <text:p>Shattered Hand Savage</text:p>
          </table:table-cell>
          <table:table-cell office:value-type="string">
            <text:p>The Shattered Hal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Goug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4625">
            <text:p>34625</text:p>
          </table:table-cell>
          <table:table-cell office:value-type="string">
            <text:p>Demolish</text:p>
          </table:table-cell>
          <table:table-cell office:value-type="string">
            <text:p>Negatron</text:p>
          </table:table-cell>
          <table:table-cell office:value-type="string">
            <text:p>Netherstorm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Solo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6195">
            <text:p>126195</text:p>
          </table:table-cell>
          <table:table-cell office:value-type="string">
            <text:p>Dirty Mouth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Ability_Creature_Poison_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4366">
            <text:p>34366</text:p>
          </table:table-cell>
          <table:table-cell office:value-type="string">
            <text:p>Ebon Poison</text:p>
          </table:table-cell>
          <table:table-cell office:value-type="string">
            <text:p>Blackfang Tarantula</text:p>
          </table:table-cell>
          <table:table-cell office:value-type="string">
            <text:p>The Black Morass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Spell_Shadow_Requiem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5" office:value-type="float" office:value="59513">
            <text:p>59513</text:p>
          </table:table-cell>
          <table:table-cell table:style-name="ce5" office:value-type="string">
            <text:p>Embrace of the Vampyr</text:p>
          </table:table-cell>
          <table:table-cell table:style-name="ce5" office:value-type="string">
            <text:p>Prince Taldaram</text:p>
          </table:table-cell>
          <table:table-cell table:style-name="ce5" office:value-type="string">
            <text:p>Ahn'kahet: The Old Kingdom</text:p>
          </table:table-cell>
          <table:table-cell table:style-name="ce5" office:value-type="float" office:value="1">
            <text:p>1</text:p>
          </table:table-cell>
          <table:table-cell table:style-name="ce5"/>
          <table:table-cell table:style-name="ce5" office:value-type="string">
            <text:p>Party</text:p>
          </table:table-cell>
          <table:table-cell table:style-name="ce10" office:value-type="float" office:value="70">
            <text:p>70</text:p>
          </table:table-cell>
          <table:table-cell table:style-name="ce5" office:value-type="string">
            <text:p>Spell_Shadow_Charm</text:p>
          </table:table-cell>
          <table:table-cell table:style-name="ce5" office:value-type="string">
            <text:p>Non-removable buff</text:p>
          </table:table-cell>
          <table:table-cell table:style-name="ce14" table:number-columns-repeated="6"/>
          <table:table-cell table:style-name="ce5" table:number-columns-repeated="1008"/>
        </table:table-row>
        <table:table-row table:style-name="ro2">
          <table:table-cell table:style-name="ce3" office:value-type="float" office:value="30843">
            <text:p>30843</text:p>
          </table:table-cell>
          <table:table-cell table:style-name="ce3" office:value-type="string">
            <text:p>Enfeeble</text:p>
          </table:table-cell>
          <table:table-cell table:style-name="ce3" office:value-type="string">
            <text:p>Prince Malchezaar</text:p>
          </table:table-cell>
          <table:table-cell table:style-name="ce3" office:value-type="string">
            <text:p>Karazhan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70">
            <text:p>70</text:p>
          </table:table-cell>
          <table:table-cell table:style-name="ce3" office:value-type="string">
            <text:p>Spell_Shadow_LifeDrain02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table:style-name="ce3" office:value-type="float" office:value="92787">
            <text:p>92787</text:p>
          </table:table-cell>
          <table:table-cell table:style-name="ce3" office:value-type="string">
            <text:p>Engulfing Darkness</text:p>
          </table:table-cell>
          <table:table-cell table:style-name="ce3" office:value-type="string">
            <text:p>Maloriak</text:p>
          </table:table-cell>
          <table:table-cell table:style-name="ce3" office:value-type="string">
            <text:p>Blackwing Descent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Spell_Shadow_ChillTouch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office:value-type="float" office:value="48291">
            <text:p>48291</text:p>
          </table:table-cell>
          <table:table-cell office:value-type="string">
            <text:p>Fetid Rot</text:p>
          </table:table-cell>
          <table:table-cell office:value-type="string">
            <text:p>King Ymiron</text:p>
          </table:table-cell>
          <table:table-cell office:value-type="string">
            <text:p>Utgarde Pinnacle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Creature_Disease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300">
            <text:p>59300</text:p>
          </table:table-cell>
          <table:table-cell office:value-type="string">
            <text:p>Fetid Rot</text:p>
          </table:table-cell>
          <table:table-cell office:value-type="string">
            <text:p>King Ymiron</text:p>
          </table:table-cell>
          <table:table-cell office:value-type="string">
            <text:p>Utgarde Pinnacle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Creature_Disease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9564">
            <text:p>129564</text:p>
          </table:table-cell>
          <table:table-cell office:value-type="string">
            <text:p>Fiery Strik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Spell_Fire_Flametoung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2378">
            <text:p>32378</text:p>
          </table:table-cell>
          <table:table-cell office:value-type="string">
            <text:p>Filet</text:p>
          </table:table-cell>
          <table:table-cell office:value-type="string">
            <text:p>Warmaul Chef Bufferlo</text:p>
          </table:table-cell>
          <table:table-cell office:value-type="string">
            <text:p>Nagrand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Solo</text:p>
          </table:table-cell>
          <table:table-cell office:value-type="float" office:value="70">
            <text:p>70</text:p>
          </table:table-cell>
          <table:table-cell office:value-type="string">
            <text:p>INV_Misc_Food_7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9716">
            <text:p>19716</text:p>
          </table:table-cell>
          <table:table-cell office:value-type="string">
            <text:p>Gehennas' Curse</text:p>
          </table:table-cell>
          <table:table-cell office:value-type="string">
            <text:p>Gehennas</text:p>
          </table:table-cell>
          <table:table-cell office:value-type="string">
            <text:p>Molten Core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60">
            <text:p>6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6816">
            <text:p>86816</text:p>
          </table:table-cell>
          <table:table-cell office:value-type="string">
            <text:p>Giant's Bane</text:p>
          </table:table-cell>
          <table:table-cell office:value-type="string">
            <text:p>Dragul Giantbutcher</text:p>
          </table:table-cell>
          <table:table-cell office:value-type="string">
            <text:p>Deepholm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Solo</text:p>
          </table:table-cell>
          <table:table-cell office:value-type="float" office:value="85">
            <text:p>85</text:p>
          </table:table-cell>
          <table:table-cell office:value-type="string">
            <text:p>INV_Spear_07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3930">
            <text:p>83930</text:p>
          </table:table-cell>
          <table:table-cell office:value-type="string">
            <text:p>Grog-soaked Blade</text:p>
          </table:table-cell>
          <table:table-cell office:value-type="string">
            <text:p>Fleet Master Firallon</text:p>
          </table:table-cell>
          <table:table-cell office:value-type="string">
            <text:p>The Cape of Stranglethorn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Solo</text:p>
          </table:table-cell>
          <table:table-cell office:value-type="float" office:value="60">
            <text:p>60</text:p>
          </table:table-cell>
          <table:table-cell office:value-type="string">
            <text:p>INV_Sword_30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114078">
            <text:p>114078</text:p>
          </table:table-cell>
          <table:table-cell table:style-name="ce3" office:value-type="string">
            <text:p>HUGE, SHARP TEETH!</text:p>
          </table:table-cell>
          <table:table-cell table:style-name="ce3" office:value-type="string">
            <text:p>UNKNOWN</text:p>
          </table:table-cell>
          <table:table-cell table:style-name="ce3"/>
          <table:table-cell table:style-name="ce3" office:value-type="float" office:value="1">
            <text:p>1</text:p>
          </table:table-cell>
          <table:table-cell table:style-name="ce3" table:number-columns-repeated="2"/>
          <table:table-cell table:style-name="ce8"/>
          <table:table-cell table:style-name="ce3" office:value-type="string">
            <text:p>INV_Misc_Rabbit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office:value-type="float" office:value="70671">
            <text:p>70671</text:p>
          </table:table-cell>
          <table:table-cell office:value-type="string">
            <text:p>Leeching Rot</text:p>
          </table:table-cell>
          <table:table-cell office:value-type="string">
            <text:p>Vampiric Fiend</text:p>
          </table:table-cell>
          <table:table-cell office:value-type="string">
            <text:p>Icecrown Citadel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eature_Disease_02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0710">
            <text:p>70710</text:p>
          </table:table-cell>
          <table:table-cell office:value-type="string">
            <text:p>Leeching Rot</text:p>
          </table:table-cell>
          <table:table-cell office:value-type="string">
            <text:p>Empowered Vampiric Fiend</text:p>
          </table:table-cell>
          <table:table-cell office:value-type="string">
            <text:p>Icecrown Citadel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eature_Disease_02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0213">
            <text:p>30213</text:p>
          </table:table-cell>
          <table:table-cell office:value-type="string">
            <text:p>Legion Strike</text:p>
          </table:table-cell>
          <table:table-cell office:value-type="string">
            <text:p>Warlock Felguard</text:p>
          </table:table-cell>
          <table:table-cell/>
          <table:table-cell office:value-type="float" office:value="0.1">
            <text:p>0.1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INV_Axe_09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4475">
            <text:p>44475</text:p>
          </table:table-cell>
          <table:table-cell office:value-type="string">
            <text:p>Magic Dampening Field</text:p>
          </table:table-cell>
          <table:table-cell office:value-type="string">
            <text:p>VARIOUS</text:p>
          </table:table-cell>
          <table:table-cell/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Spell_Arcane_Arcane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6917">
            <text:p>36917</text:p>
          </table:table-cell>
          <table:table-cell office:value-type="string">
            <text:p>Magma-Thrower's Curse</text:p>
          </table:table-cell>
          <table:table-cell office:value-type="string">
            <text:p>Sulfuron Magma-Thrower</text:p>
          </table:table-cell>
          <table:table-cell office:value-type="string">
            <text:p>The Arcatraz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3908">
            <text:p>83908</text:p>
          </table:table-cell>
          <table:table-cell office:value-type="string">
            <text:p>Malevolent Strikes</text:p>
          </table:table-cell>
          <table:table-cell office:value-type="string">
            <text:p>Halfus Wyrmbreaker</text:p>
          </table:table-cell>
          <table:table-cell office:value-type="string">
            <text:p>The Bastion of Twilight</text:p>
          </table:table-cell>
          <table:table-cell office:value-type="float" office:value="0.08">
            <text:p>0.08</text:p>
          </table:table-cell>
          <table:table-cell office:value-type="float" office:value="15">
            <text:p>15</text:p>
          </table:table-cell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Ability_Warrior_Decisive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680">
            <text:p>54680</text:p>
          </table:table-cell>
          <table:table-cell office:value-type="string">
            <text:p>Monstrous Bite</text:p>
          </table:table-cell>
          <table:table-cell office:value-type="string">
            <text:p>Hunter Devilsaur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INV_Misc_Bone_09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2859">
            <text:p>22859</text:p>
          </table:table-cell>
          <table:table-cell office:value-type="string">
            <text:p>Mortal Cleav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8572">
            <text:p>38572</text:p>
          </table:table-cell>
          <table:table-cell office:value-type="string">
            <text:p>Mortal Cleave</text:p>
          </table:table-cell>
          <table:table-cell office:value-type="string">
            <text:p>Vashj'ir Honor Guard</text:p>
          </table:table-cell>
          <table:table-cell office:value-type="string">
            <text:p>Serpentshrine Cavern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9595">
            <text:p>39595</text:p>
          </table:table-cell>
          <table:table-cell office:value-type="string">
            <text:p>Mortal Cleav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5625">
            <text:p>115625</text:p>
          </table:table-cell>
          <table:table-cell office:value-type="string">
            <text:p>Mortal Cleave</text:p>
          </table:table-cell>
          <table:table-cell office:value-type="string">
            <text:p>Warlock Wrathguard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INV_Axe_09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1042">
            <text:p>61042</text:p>
          </table:table-cell>
          <table:table-cell office:value-type="string">
            <text:p>Mortal Smash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3737">
            <text:p>13737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5708">
            <text:p>15708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6856">
            <text:p>16856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7547">
            <text:p>17547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9643">
            <text:p>19643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4573">
            <text:p>24573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7580">
            <text:p>27580</text:p>
          </table:table-cell>
          <table:table-cell office:value-type="string">
            <text:p>Mortal Strike</text:p>
          </table:table-cell>
          <table:table-cell office:value-type="string">
            <text:p>Theldren</text:p>
          </table:table-cell>
          <table:table-cell office:value-type="string">
            <text:p>Blackrock Depth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60">
            <text:p>6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9572">
            <text:p>29572</text:p>
          </table:table-cell>
          <table:table-cell office:value-type="string">
            <text:p>Mortal Strike</text:p>
          </table:table-cell>
          <table:table-cell office:value-type="string">
            <text:p>Lord Robin Daris</text:p>
          </table:table-cell>
          <table:table-cell office:value-type="string">
            <text:p>Karazhan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1911">
            <text:p>31911</text:p>
          </table:table-cell>
          <table:table-cell office:value-type="string">
            <text:p>Mortal Strike</text:p>
          </table:table-cell>
          <table:table-cell office:value-type="string">
            <text:p>Lieutenant Drake</text:p>
          </table:table-cell>
          <table:table-cell office:value-type="string">
            <text:p>Old Hillsbrad Foothill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2736">
            <text:p>32736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25">
            <text:p>0.2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5054">
            <text:p>35054</text:p>
          </table:table-cell>
          <table:table-cell office:value-type="string">
            <text:p>Morta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7335">
            <text:p>37335</text:p>
          </table:table-cell>
          <table:table-cell office:value-type="string">
            <text:p>Mortal Strike</text:p>
          </table:table-cell>
          <table:table-cell office:value-type="string">
            <text:p>Stolen Soul</text:p>
          </table:table-cell>
          <table:table-cell office:value-type="string">
            <text:p>Auchenai Crypt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0220">
            <text:p>40220</text:p>
          </table:table-cell>
          <table:table-cell office:value-type="string">
            <text:p>Mortal Strik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3441">
            <text:p>43441</text:p>
          </table:table-cell>
          <table:table-cell office:value-type="string">
            <text:p>Mortal Strike</text:p>
          </table:table-cell>
          <table:table-cell office:value-type="string">
            <text:p>Hex Lord Malacrass</text:p>
          </table:table-cell>
          <table:table-cell office:value-type="string">
            <text:p>Zul'Aman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4268">
            <text:p>44268</text:p>
          </table:table-cell>
          <table:table-cell office:value-type="string">
            <text:p>Mortal Strike</text:p>
          </table:table-cell>
          <table:table-cell office:value-type="string">
            <text:p>Warlord Salaris</text:p>
          </table:table-cell>
          <table:table-cell office:value-type="string">
            <text:p>Magisters' Terrac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7789">
            <text:p>57789</text:p>
          </table:table-cell>
          <table:table-cell office:value-type="string">
            <text:p>Mortal Strike</text:p>
          </table:table-cell>
          <table:table-cell office:value-type="string">
            <text:p>Twisted Visage</text:p>
          </table:table-cell>
          <table:table-cell office:value-type="string">
            <text:p>Ahn'kahet: The Old Kingdom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5926">
            <text:p>65926</text:p>
          </table:table-cell>
          <table:table-cell office:value-type="string">
            <text:p>Mortal Strike</text:p>
          </table:table-cell>
          <table:table-cell office:value-type="string">
            <text:p>Shocuul; Narrhok Steelbreaker</text:p>
          </table:table-cell>
          <table:table-cell office:value-type="string">
            <text:p>Trial of the Crusade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7542">
            <text:p>67542</text:p>
          </table:table-cell>
          <table:table-cell office:value-type="string">
            <text:p>Mortal Strike</text:p>
          </table:table-cell>
          <table:table-cell office:value-type="string">
            <text:p>Marshal Jacob Alerius; Mokra the Skullcrusher</text:p>
          </table:table-cell>
          <table:table-cell office:value-type="string">
            <text:p>Trial of the Crusade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1552">
            <text:p>71552</text:p>
          </table:table-cell>
          <table:table-cell office:value-type="string">
            <text:p>Mortal Strike</text:p>
          </table:table-cell>
          <table:table-cell office:value-type="string">
            <text:p>Captain Grondel</text:p>
          </table:table-cell>
          <table:table-cell office:value-type="string">
            <text:p>Icecrown Citadel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6727">
            <text:p>76727</text:p>
          </table:table-cell>
          <table:table-cell office:value-type="string">
            <text:p>Mortal Strike</text:p>
          </table:table-cell>
          <table:table-cell office:value-type="string">
            <text:p>Twilight Armsmaster</text:p>
          </table:table-cell>
          <table:table-cell office:value-type="string">
            <text:p>Grim Batol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Battleground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0390">
            <text:p>80390</text:p>
          </table:table-cell>
          <table:table-cell office:value-type="string">
            <text:p>Mortal Strike</text:p>
          </table:table-cell>
          <table:table-cell office:value-type="string">
            <text:p>Drakonid Slayer</text:p>
          </table:table-cell>
          <table:table-cell office:value-type="string">
            <text:p>Blackwing Descent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1801">
            <text:p>91801</text:p>
          </table:table-cell>
          <table:table-cell office:value-type="string">
            <text:p>Mortal Strike</text:p>
          </table:table-cell>
          <table:table-cell office:value-type="string">
            <text:p>Wailing Guardsman</text:p>
          </table:table-cell>
          <table:table-cell office:value-type="string">
            <text:p>Shadowfang Keep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03002">
            <text:p>103002</text:p>
          </table:table-cell>
          <table:table-cell office:value-type="string">
            <text:p>Mortal Strike</text:p>
          </table:table-cell>
          <table:table-cell office:value-type="string">
            <text:p>Twilight Bruiser</text:p>
          </table:table-cell>
          <table:table-cell office:value-type="string">
            <text:p>Hour of Twilight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0436">
            <text:p>120436</text:p>
          </table:table-cell>
          <table:table-cell office:value-type="string">
            <text:p>Mortal Strik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716">
            <text:p>54716</text:p>
          </table:table-cell>
          <table:table-cell office:value-type="string">
            <text:p>Mortal Strikes</text:p>
          </table:table-cell>
          <table:table-cell office:value-type="string">
            <text:p>Drakkari Colossus</text:p>
          </table:table-cell>
          <table:table-cell office:value-type="string">
            <text:p>Gundrak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455">
            <text:p>59455</text:p>
          </table:table-cell>
          <table:table-cell office:value-type="string">
            <text:p>Mortal Strikes</text:p>
          </table:table-cell>
          <table:table-cell office:value-type="string">
            <text:p>Drakkari Colossus</text:p>
          </table:table-cell>
          <table:table-cell office:value-type="string">
            <text:p>Gundrak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5646">
            <text:p>25646</text:p>
          </table:table-cell>
          <table:table-cell office:value-type="string">
            <text:p>Mortal Wound</text:p>
          </table:table-cell>
          <table:table-cell office:value-type="string">
            <text:p>Bonechewer Spectator; Fankriss the Unyielding; Kurinnax</text:p>
          </table:table-cell>
          <table:table-cell office:value-type="string">
            <text:p>Black Temple; Temple of Ahn'Qiraj; Ruins of Ahn;Qiraj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Raid</text:p>
          </table:table-cell>
          <table:table-cell office:value-type="string">
            <text:p>60; 7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8467">
            <text:p>28467</text:p>
          </table:table-cell>
          <table:table-cell office:value-type="string">
            <text:p>Mortal Wound</text:p>
          </table:table-cell>
          <table:table-cell office:value-type="string">
            <text:p>Unstoppable Abomination</text:p>
          </table:table-cell>
          <table:table-cell office:value-type="string">
            <text:p>Naxxramas</text:p>
          </table:table-cell>
          <table:table-cell office:value-type="float" office:value="0.1">
            <text:p>0.1</text:p>
          </table:table-cell>
          <table:table-cell office:value-type="float" office:value="8">
            <text:p>8</text:p>
          </table:table-cell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0641">
            <text:p>30641</text:p>
          </table:table-cell>
          <table:table-cell office:value-type="string">
            <text:p>Mortal Wound</text:p>
          </table:table-cell>
          <table:table-cell office:value-type="string">
            <text:p>Watchkeeper Gargolmar</text:p>
          </table:table-cell>
          <table:table-cell office:value-type="string">
            <text:p>Hellfire Ramparts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1464">
            <text:p>31464</text:p>
          </table:table-cell>
          <table:table-cell office:value-type="string">
            <text:p>Mortal Wound</text:p>
          </table:table-cell>
          <table:table-cell office:value-type="string">
            <text:p>Temporus</text:p>
          </table:table-cell>
          <table:table-cell office:value-type="string">
            <text:p>The Black Morass</text:p>
          </table:table-cell>
          <table:table-cell office:value-type="float" office:value="0.1">
            <text:p>0.1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CriticalStrike</text:p>
          </table:table-cell>
          <table:table-cell table:style-name="ce2" office:value-type="string">
            <text:p>Also: Infinite Timereaver in The Black Morass; Occulus the Corrupted in Tanaris</text:p>
          </table:table-cell>
          <table:table-cell table:number-columns-repeated="1014"/>
        </table:table-row>
        <table:table-row table:style-name="ro2">
          <table:table-cell office:value-type="float" office:value="36814">
            <text:p>36814</text:p>
          </table:table-cell>
          <table:table-cell office:value-type="string">
            <text:p>Mortal Wound</text:p>
          </table:table-cell>
          <table:table-cell office:value-type="string">
            <text:p>Watchkeeper Gargolmar</text:p>
          </table:table-cell>
          <table:table-cell office:value-type="string">
            <text:p>Hellfire Ramparts</text:p>
          </table:table-cell>
          <table:table-cell office:value-type="float" office:value="0.05">
            <text:p>0.05</text:p>
          </table:table-cell>
          <table:table-cell office:value-type="float" office:value="8">
            <text:p>8</text:p>
          </table:table-cell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8770">
            <text:p>38770</text:p>
          </table:table-cell>
          <table:table-cell office:value-type="string">
            <text:p>Mortal Wound</text:p>
          </table:table-cell>
          <table:table-cell office:value-type="string">
            <text:p>VARIOUS</text:p>
          </table:table-cell>
          <table:table-cell/>
          <table:table-cell office:value-type="float" office:value="0.05">
            <text:p>0.05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8137">
            <text:p>48137</text:p>
          </table:table-cell>
          <table:table-cell office:value-type="string">
            <text:p>Mortal Wound</text:p>
          </table:table-cell>
          <table:table-cell office:value-type="string">
            <text:p>VARIOUS</text:p>
          </table:table-cell>
          <table:table-cell/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378">
            <text:p>54378</text:p>
          </table:table-cell>
          <table:table-cell office:value-type="string">
            <text:p>Mortal Wound</text:p>
          </table:table-cell>
          <table:table-cell office:value-type="string">
            <text:p>Gluth</text:p>
          </table:table-cell>
          <table:table-cell office:value-type="string">
            <text:p>Naxxramas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265">
            <text:p>59265</text:p>
          </table:table-cell>
          <table:table-cell office:value-type="string">
            <text:p>Mortal Wound</text:p>
          </table:table-cell>
          <table:table-cell office:value-type="string">
            <text:p>Frenzied Worgen</text:p>
          </table:table-cell>
          <table:table-cell office:value-type="string">
            <text:p>Utgarde Pinnacle</text:p>
          </table:table-cell>
          <table:table-cell office:value-type="float" office:value="0.05">
            <text:p>0.05</text:p>
          </table:table-cell>
          <table:table-cell office:value-type="float" office:value="15">
            <text:p>15</text:p>
          </table:table-cell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1127">
            <text:p>71127</text:p>
          </table:table-cell>
          <table:table-cell office:value-type="string">
            <text:p>Mortal Wound</text:p>
          </table:table-cell>
          <table:table-cell office:value-type="string">
            <text:p>Precious; Stinky</text:p>
          </table:table-cell>
          <table:table-cell office:value-type="string">
            <text:p>Icecrown Citadel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3675">
            <text:p>93675</text:p>
          </table:table-cell>
          <table:table-cell office:value-type="string">
            <text:p>Mortal Wound</text:p>
          </table:table-cell>
          <table:table-cell office:value-type="string">
            <text:p>Lord Godfrey</text:p>
          </table:table-cell>
          <table:table-cell office:value-type="string">
            <text:p>Shadowfang Keep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5804">
            <text:p>115804</text:p>
          </table:table-cell>
          <table:table-cell office:value-type="string">
            <text:p>Mortal Wounds</text:p>
          </table:table-cell>
          <table:table-cell office:value-type="string">
            <text:p>Warrior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Ability_CriticalStrike</text:p>
          </table:table-cell>
          <table:table-cell table:style-name="ce2" office:value-type="string">
            <text:p>Debuff from Wild Strike</text:p>
          </table:table-cell>
          <table:table-cell table:number-columns-repeated="1014"/>
        </table:table-row>
        <table:table-row table:style-name="ro2">
          <table:table-cell table:style-name="ce3" office:value-type="float" office:value="82890">
            <text:p>82890</text:p>
          </table:table-cell>
          <table:table-cell table:style-name="ce3" office:value-type="string">
            <text:p>Mortality</text:p>
          </table:table-cell>
          <table:table-cell table:style-name="ce3" office:value-type="string">
            <text:p>Chimaeron</text:p>
          </table:table-cell>
          <table:table-cell table:style-name="ce3" office:value-type="string">
            <text:p>Blackwing Descent</text:p>
          </table:table-cell>
          <table:table-cell table:style-name="ce3" office:value-type="float" office:value="0.99">
            <text:p>0.99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Ability_Warlock_ImprovedDemonicTactics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office:value-type="float" office:value="69674">
            <text:p>69674</text:p>
          </table:table-cell>
          <table:table-cell office:value-type="string">
            <text:p>Mutated Infection</text:p>
          </table:table-cell>
          <table:table-cell office:value-type="string">
            <text:p>Rotface</text:p>
          </table:table-cell>
          <table:table-cell office:value-type="string">
            <text:p>Icecrown Citadel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eature_Disease_02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55593">
            <text:p>55593</text:p>
          </table:table-cell>
          <table:table-cell table:style-name="ce3" office:value-type="string">
            <text:p>Necrotic Aura</text:p>
          </table:table-cell>
          <table:table-cell table:style-name="ce3" office:value-type="string">
            <text:p>Loatheb</text:p>
          </table:table-cell>
          <table:table-cell table:style-name="ce3" office:value-type="string">
            <text:p>Naxxrama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80">
            <text:p>80</text:p>
          </table:table-cell>
          <table:table-cell table:style-name="ce3" office:value-type="string">
            <text:p>Ability_Creature_Disease_05</text:p>
          </table:table-cell>
          <table:table-cell table:style-name="ce11" table:number-columns-repeated="7"/>
          <table:table-cell table:style-name="ce3" table:number-columns-repeated="1008"/>
        </table:table-row>
        <table:table-row table:style-name="ro2">
          <table:table-cell office:value-type="float" office:value="28776">
            <text:p>28776</text:p>
          </table:table-cell>
          <table:table-cell office:value-type="string">
            <text:p>Necrotic Poison</text:p>
          </table:table-cell>
          <table:table-cell office:value-type="string">
            <text:p>Maexxna; Maexxna Spiderling</text:p>
          </table:table-cell>
          <table:table-cell office:value-type="string">
            <text:p>Naxxramas</text:p>
          </table:table-cell>
          <table:table-cell office:value-type="float" office:value="0.9">
            <text:p>0.9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eature_Poison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6693">
            <text:p>36693</text:p>
          </table:table-cell>
          <table:table-cell office:value-type="string">
            <text:p>Necrotic Poison</text:p>
          </table:table-cell>
          <table:table-cell office:value-type="string">
            <text:p>Entropic Eye</text:p>
          </table:table-cell>
          <table:table-cell office:value-type="string">
            <text:p>The Arcatraz</text:p>
          </table:table-cell>
          <table:table-cell office:value-type="float" office:value="0.45">
            <text:p>0.4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Creature_Poison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6296">
            <text:p>46296</text:p>
          </table:table-cell>
          <table:table-cell office:value-type="string">
            <text:p>Necrotic Poison</text:p>
          </table:table-cell>
          <table:table-cell office:value-type="string">
            <text:p>Cataclysm Hound</text:p>
          </table:table-cell>
          <table:table-cell office:value-type="string">
            <text:p>Sunwell Plateau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Ability_Creature_Poison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121">
            <text:p>54121</text:p>
          </table:table-cell>
          <table:table-cell office:value-type="string">
            <text:p>Necrotic Poison</text:p>
          </table:table-cell>
          <table:table-cell office:value-type="string">
            <text:p>Maexxna; Maexxna Spiderling</text:p>
          </table:table-cell>
          <table:table-cell office:value-type="string">
            <text:p>Naxxramas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Creature_Poison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0626">
            <text:p>60626</text:p>
          </table:table-cell>
          <table:table-cell office:value-type="string">
            <text:p>Necrotic Strike</text:p>
          </table:table-cell>
          <table:table-cell office:value-type="string">
            <text:p>Undying Minion</text:p>
          </table:table-cell>
          <table:table-cell office:value-type="string">
            <text:p>Icecrown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Solo</text:p>
          </table:table-cell>
          <table:table-cell office:value-type="float" office:value="80">
            <text:p>80</text:p>
          </table:table-cell>
          <table:table-cell office:value-type="string">
            <text:p>Ability_CriticalStr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0423">
            <text:p>30423</text:p>
          </table:table-cell>
          <table:table-cell office:value-type="string">
            <text:p>Nether Portal - Dominance</text:p>
          </table:table-cell>
          <table:table-cell office:value-type="string">
            <text:p>Netherspite</text:p>
          </table:table-cell>
          <table:table-cell office:value-type="string">
            <text:p>Karazhan</text:p>
          </table:table-cell>
          <table:table-cell office:value-type="float" office:value="0.01">
            <text:p>0.01</text:p>
          </table:table-cell>
          <table:table-cell office:value-type="float" office:value="99">
            <text:p>99</text:p>
          </table:table-cell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Spell_Arcane_Arcane02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2055">
            <text:p>112055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INV_BannerPVP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1164">
            <text:p>121164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INV_BannerPVP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1175">
            <text:p>121175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INV_BannerPVP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1176">
            <text:p>121176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INV_BannerPVP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1177">
            <text:p>121177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table:number-columns-repeated="3"/>
          <table:table-cell office:value-type="string">
            <text:p>INV_BannerPVP_03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7959">
            <text:p>127959</text:p>
          </table:table-cell>
          <table:table-cell office:value-type="string">
            <text:p>Orb of Power</text:p>
          </table:table-cell>
          <table:table-cell office:value-type="string">
            <text:p>UNKNOWN</text:p>
          </table:table-cell>
          <table:table-cell/>
          <table:table-cell office:value-type="float" office:value="0.3">
            <text:p>0.3</text:p>
          </table:table-cell>
          <table:table-cell table:number-columns-repeated="3"/>
          <table:table-cell office:value-type="string">
            <text:p>INV_Misc_RunedOrb_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7857">
            <text:p>97857</text:p>
          </table:table-cell>
          <table:table-cell office:value-type="string">
            <text:p>Phoenix Flame</text:p>
          </table:table-cell>
          <table:table-cell office:value-type="string">
            <text:p>UNKNOWN</text:p>
          </table:table-cell>
          <table:table-cell/>
          <table:table-cell office:value-type="float" office:value="0.2">
            <text:p>0.2</text:p>
          </table:table-cell>
          <table:table-cell table:number-columns-repeated="3"/>
          <table:table-cell office:value-type="string">
            <text:p>INV_Misc_PheonixPet_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5353">
            <text:p>125353</text:p>
          </table:table-cell>
          <table:table-cell office:value-type="string">
            <text:p>Rank Bit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Creature_Disease_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525">
            <text:p>59525</text:p>
          </table:table-cell>
          <table:table-cell office:value-type="string">
            <text:p>Ray of Pain</text:p>
          </table:table-cell>
          <table:table-cell office:value-type="string">
            <text:p>Moragg; Chaos Watcher</text:p>
          </table:table-cell>
          <table:table-cell office:value-type="string">
            <text:p>The Violet Hold</text:p>
          </table:table-cell>
          <table:table-cell office:value-type="float" office:value="0.15">
            <text:p>0.1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Spell_Shadow_PainSpike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8964">
            <text:p>128964</text:p>
          </table:table-cell>
          <table:table-cell office:value-type="string">
            <text:p>Rune of Suffering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Spell_Warlock_DemonicPortal_Green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1910">
            <text:p>121910</text:p>
          </table:table-cell>
          <table:table-cell office:value-type="string">
            <text:p>Scurvy</text:p>
          </table:table-cell>
          <table:table-cell office:value-type="string">
            <text:p>UNKNOWN</text:p>
          </table:table-cell>
          <table:table-cell/>
          <table:table-cell office:value-type="float" office:value="0.2">
            <text:p>0.2</text:p>
          </table:table-cell>
          <table:table-cell table:number-columns-repeated="3"/>
          <table:table-cell office:value-type="string">
            <text:p>INV_Misc_Food_4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5885">
            <text:p>45885</text:p>
          </table:table-cell>
          <table:table-cell office:value-type="string">
            <text:p>Shadow Spike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Spell_Shadow_Shadowfury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525">
            <text:p>54525</text:p>
          </table:table-cell>
          <table:table-cell office:value-type="string">
            <text:p>Shroud of Darkness</text:p>
          </table:table-cell>
          <table:table-cell office:value-type="string">
            <text:p>Zuramat the Obliterator</text:p>
          </table:table-cell>
          <table:table-cell office:value-type="string">
            <text:p>The Violet Hold</text:p>
          </table:table-cell>
          <table:table-cell office:value-type="float" office:value="0.2">
            <text:p>0.2</text:p>
          </table:table-cell>
          <table:table-cell office:value-type="float" office:value="5">
            <text:p>5</text:p>
          </table:table-cell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9746">
            <text:p>59746</text:p>
          </table:table-cell>
          <table:table-cell office:value-type="string">
            <text:p>Shroud of Darkness</text:p>
          </table:table-cell>
          <table:table-cell office:value-type="string">
            <text:p>Zuramat the Obliterator; Void Lord</text:p>
          </table:table-cell>
          <table:table-cell office:value-type="string">
            <text:p>The Violet Hold</text:p>
          </table:table-cell>
          <table:table-cell office:value-type="float" office:value="0.3">
            <text:p>0.3</text:p>
          </table:table-cell>
          <table:table-cell office:value-type="float" office:value="5">
            <text:p>5</text:p>
          </table:table-cell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9354">
            <text:p>119354</text:p>
          </table:table-cell>
          <table:table-cell office:value-type="string">
            <text:p>Sik'thik Strike</text:p>
          </table:table-cell>
          <table:table-cell office:value-type="string">
            <text:p>UNKNOWN</text:p>
          </table:table-cell>
          <table:table-cell/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INV_Sword_1H_Mantid_01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5189">
            <text:p>35189</text:p>
          </table:table-cell>
          <table:table-cell office:value-type="string">
            <text:p>Solar Strike</text:p>
          </table:table-cell>
          <table:table-cell office:value-type="string">
            <text:p>Bloodwarder Slayer</text:p>
          </table:table-cell>
          <table:table-cell office:value-type="string">
            <text:p>The Mechana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Warrior_Punishing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2315">
            <text:p>32315</text:p>
          </table:table-cell>
          <table:table-cell office:value-type="string">
            <text:p>Soul Strike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101340">
            <text:p>101340</text:p>
          </table:table-cell>
          <table:table-cell table:style-name="ce3" office:value-type="string">
            <text:p>Suffocating Prey</text:p>
          </table:table-cell>
          <table:table-cell table:style-name="ce3" office:value-type="string">
            <text:p>Kirix</text:p>
          </table:table-cell>
          <table:table-cell table:style-name="ce3" office:value-type="string">
            <text:p>Molten Front</text:p>
          </table:table-cell>
          <table:table-cell table:style-name="ce3" office:value-type="float" office:value="0.99">
            <text:p>0.99</text:p>
          </table:table-cell>
          <table:table-cell table:style-name="ce3"/>
          <table:table-cell table:style-name="ce3" office:value-type="string">
            <text:p>Solo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Ability_Hunter_Pet_Spider</text:p>
          </table:table-cell>
          <table:table-cell table:style-name="ce3"/>
          <table:table-cell table:style-name="ce11" table:number-columns-repeated="6"/>
          <table:table-cell table:style-name="ce3" table:number-columns-repeated="1008"/>
        </table:table-row>
        <table:table-row table:style-name="ro2">
          <table:table-cell table:style-name="ce4" office:value-type="float" office:value="70588">
            <text:p>70588</text:p>
          </table:table-cell>
          <table:table-cell table:style-name="ce4" office:value-type="string">
            <text:p>Suppression</text:p>
          </table:table-cell>
          <table:table-cell table:style-name="ce4" office:value-type="string">
            <text:p>Suppresser</text:p>
          </table:table-cell>
          <table:table-cell table:style-name="ce4" office:value-type="string">
            <text:p>Icecrown Citadel</text:p>
          </table:table-cell>
          <table:table-cell table:style-name="ce4" office:value-type="float" office:value="0.1">
            <text:p>0.1</text:p>
          </table:table-cell>
          <table:table-cell table:style-name="ce4"/>
          <table:table-cell table:style-name="ce4" office:value-type="string">
            <text:p>Raid</text:p>
          </table:table-cell>
          <table:table-cell table:style-name="ce9" office:value-type="float" office:value="80">
            <text:p>80</text:p>
          </table:table-cell>
          <table:table-cell table:style-name="ce4" office:value-type="string">
            <text:p>Spell_Shadow_ShadowEmbrace</text:p>
          </table:table-cell>
          <table:table-cell table:style-name="ce4" office:value-type="string">
            <text:p>Cast on Valithria Dreamwalker, not on players</text:p>
          </table:table-cell>
          <table:table-cell table:style-name="ce13" table:number-columns-repeated="6"/>
          <table:table-cell table:style-name="ce4" table:number-columns-repeated="1008"/>
        </table:table-row>
        <table:table-row table:style-name="ro2">
          <table:table-cell office:value-type="float" office:value="60084">
            <text:p>60084</text:p>
          </table:table-cell>
          <table:table-cell office:value-type="string">
            <text:p>The Veil of Shadows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9476">
            <text:p>99476</text:p>
          </table:table-cell>
          <table:table-cell office:value-type="string">
            <text:p>The Widow's Kiss</text:p>
          </table:table-cell>
          <table:table-cell office:value-type="string">
            <text:p>Beth'tilac</text:p>
          </table:table-cell>
          <table:table-cell office:value-type="string">
            <text:p>Firelands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Spell_Shadow_SoothingKis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99506">
            <text:p>99506</text:p>
          </table:table-cell>
          <table:table-cell office:value-type="string">
            <text:p>The Widow's Kiss</text:p>
          </table:table-cell>
          <table:table-cell office:value-type="string">
            <text:p>Beth'tilac</text:p>
          </table:table-cell>
          <table:table-cell office:value-type="string">
            <text:p>Firelands</text:p>
          </table:table-cell>
          <table:table-cell office:value-type="float" office:value="0.1">
            <text:p>0.1</text:p>
          </table:table-cell>
          <table:table-cell office:value-type="float" office:value="10">
            <text:p>10</text:p>
          </table:table-cell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Spell_Shadow_SoothingKis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2858">
            <text:p>32858</text:p>
          </table:table-cell>
          <table:table-cell office:value-type="string">
            <text:p>Touch of the Forgotten</text:p>
          </table:table-cell>
          <table:table-cell office:value-type="string">
            <text:p>Auchenai Soulpriest</text:p>
          </table:table-cell>
          <table:table-cell office:value-type="string">
            <text:p>Auchenai Crypts</text:p>
          </table:table-cell>
          <table:table-cell office:value-type="float" office:value="345">
            <text:p>34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Spell_Shadow_Requiem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8377">
            <text:p>38377</text:p>
          </table:table-cell>
          <table:table-cell office:value-type="string">
            <text:p>Touch of the Forgotten</text:p>
          </table:table-cell>
          <table:table-cell office:value-type="string">
            <text:p>Auchenai Soulpriest</text:p>
          </table:table-cell>
          <table:table-cell office:value-type="string">
            <text:p>Auchenai Crypts</text:p>
          </table:table-cell>
          <table:table-cell office:value-type="float" office:value="690">
            <text:p>690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Spell_Shadow_Requiem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15195">
            <text:p>115195</text:p>
          </table:table-cell>
          <table:table-cell office:value-type="string">
            <text:p>Toxic Shock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123655">
            <text:p>123655</text:p>
          </table:table-cell>
          <table:table-cell office:value-type="string">
            <text:p>Traumatic Blow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8881">
            <text:p>68881</text:p>
          </table:table-cell>
          <table:table-cell office:value-type="string">
            <text:p>Unstable Water Nova</text:p>
          </table:table-cell>
          <table:table-cell office:value-type="string">
            <text:p>UNKNOWN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Ability_Creature_Poison_02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068">
            <text:p>7068</text:p>
          </table:table-cell>
          <table:table-cell office:value-type="string">
            <text:p>Veil of Shadow</text:p>
          </table:table-cell>
          <table:table-cell office:value-type="string">
            <text:p>VARIOUS</text:p>
          </table:table-cell>
          <table:table-cell/>
          <table:table-cell office:value-type="float" office:value="0.5">
            <text:p>0.5</text:p>
          </table:table-cell>
          <table:table-cell table:number-columns-repeated="3"/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4" office:value-type="float" office:value="17820">
            <text:p>17820</text:p>
          </table:table-cell>
          <table:table-cell table:style-name="ce4" office:value-type="string">
            <text:p>Veil of Shadow</text:p>
          </table:table-cell>
          <table:table-cell table:style-name="ce4" office:value-type="string">
            <text:p>Lord Alexei Barov</text:p>
          </table:table-cell>
          <table:table-cell table:style-name="ce4" office:value-type="string">
            <text:p>Scholomance</text:p>
          </table:table-cell>
          <table:table-cell table:style-name="ce4" office:value-type="float" office:value="0.6">
            <text:p>0.6</text:p>
          </table:table-cell>
          <table:table-cell table:style-name="ce4"/>
          <table:table-cell table:style-name="ce4" office:value-type="string">
            <text:p>Party</text:p>
          </table:table-cell>
          <table:table-cell table:style-name="ce9" office:value-type="float" office:value="60">
            <text:p>60</text:p>
          </table:table-cell>
          <table:table-cell table:style-name="ce4" office:value-type="string">
            <text:p>Spell_Shadow_GatherShadows</text:p>
          </table:table-cell>
          <table:table-cell table:style-name="ce4" office:value-type="string">
            <text:p>Old Scholomance</text:p>
          </table:table-cell>
          <table:table-cell table:style-name="ce13" table:number-columns-repeated="6"/>
          <table:table-cell table:style-name="ce4" table:number-columns-repeated="1008"/>
        </table:table-row>
        <table:table-row table:style-name="ro2">
          <table:table-cell office:value-type="float" office:value="22687">
            <text:p>22687</text:p>
          </table:table-cell>
          <table:table-cell office:value-type="string">
            <text:p>Veil of Shadow</text:p>
          </table:table-cell>
          <table:table-cell office:value-type="string">
            <text:p>Nefarian</text:p>
          </table:table-cell>
          <table:table-cell office:value-type="string">
            <text:p>Blackwing Lair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60">
            <text:p>6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3224">
            <text:p>23224</text:p>
          </table:table-cell>
          <table:table-cell office:value-type="string">
            <text:p>Veil of Shadow</text:p>
          </table:table-cell>
          <table:table-cell office:value-type="string">
            <text:p>Baron Silverlaine</text:p>
          </table:table-cell>
          <table:table-cell office:value-type="string">
            <text:p>Shadowfang Keep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4674">
            <text:p>24674</text:p>
          </table:table-cell>
          <table:table-cell office:value-type="string">
            <text:p>Veil of Shadow</text:p>
          </table:table-cell>
          <table:table-cell office:value-type="string">
            <text:p>UNKNOWN</text:p>
          </table:table-cell>
          <table:table-cell/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28440">
            <text:p>28440</text:p>
          </table:table-cell>
          <table:table-cell office:value-type="string">
            <text:p>Veil of Shadow</text:p>
          </table:table-cell>
          <table:table-cell office:value-type="string">
            <text:p>Dread Creeper</text:p>
          </table:table-cell>
          <table:table-cell office:value-type="string">
            <text:p>Naxxramas</text:p>
          </table:table-cell>
          <table:table-cell office:value-type="float" office:value="0.75">
            <text:p>0.7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3803">
            <text:p>53803</text:p>
          </table:table-cell>
          <table:table-cell office:value-type="string">
            <text:p>Veil of Shadow</text:p>
          </table:table-cell>
          <table:table-cell office:value-type="string">
            <text:p>Dread Creeper</text:p>
          </table:table-cell>
          <table:table-cell office:value-type="string">
            <text:p>Naxxrama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9633">
            <text:p>69633</text:p>
          </table:table-cell>
          <table:table-cell office:value-type="string">
            <text:p>Veil of Shadow</text:p>
          </table:table-cell>
          <table:table-cell office:value-type="string">
            <text:p>VARIOUS</text:p>
          </table:table-cell>
          <table:table-cell/>
          <table:table-cell office:value-type="float" office:value="0.75">
            <text:p>0.75</text:p>
          </table:table-cell>
          <table:table-cell table:number-columns-repeated="3"/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3926">
            <text:p>83926</text:p>
          </table:table-cell>
          <table:table-cell office:value-type="string">
            <text:p>Veil of Shadow</text:p>
          </table:table-cell>
          <table:table-cell office:value-type="string">
            <text:p>Vicious Mindlasher</text:p>
          </table:table-cell>
          <table:table-cell office:value-type="string">
            <text:p>Throne of the Tides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Spell_Shadow_GatherShadows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82654">
            <text:p>82654</text:p>
          </table:table-cell>
          <table:table-cell office:value-type="string">
            <text:p>Widow Venom</text:p>
          </table:table-cell>
          <table:table-cell office:value-type="string">
            <text:p>Hunter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Ability_Hunter_PotentVenom</text:p>
          </table:table-cell>
          <table:table-cell table:style-name="ce2"/>
          <table:table-cell table:number-columns-repeated="1014"/>
        </table:table-row>
        <table:table-row table:style-name="ro2">
          <table:table-cell table:style-name="ce3" office:value-type="float" office:value="85576">
            <text:p>85576</text:p>
          </table:table-cell>
          <table:table-cell table:style-name="ce3" office:value-type="string">
            <text:p>Withering Winds</text:p>
          </table:table-cell>
          <table:table-cell table:style-name="ce3" office:value-type="string">
            <text:p>Anshal</text:p>
          </table:table-cell>
          <table:table-cell table:style-name="ce3" office:value-type="string">
            <text:p>Throne of the Four Winds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style-name="ce3" office:value-type="string">
            <text:p>Raid</text:p>
          </table:table-cell>
          <table:table-cell table:style-name="ce8" office:value-type="float" office:value="85">
            <text:p>85</text:p>
          </table:table-cell>
          <table:table-cell table:style-name="ce3" office:value-type="string">
            <text:p>Spell_Nature_NatureTouchDecay</text:p>
          </table:table-cell>
          <table:table-cell table:style-name="ce3"/>
          <table:table-cell table:style-name="ce11" table:number-columns-repeated="6"/>
          <table:table-cell table:style-name="ce3" table:number-columns-repeated="1008"/>
        </table:table-row>
        <table:table-row table:style-name="ro2">
          <table:table-cell office:value-type="float" office:value="8680">
            <text:p>8680</text:p>
          </table:table-cell>
          <table:table-cell office:value-type="string">
            <text:p>Wound Poison</text:p>
          </table:table-cell>
          <table:table-cell office:value-type="string">
            <text:p>Rogue</text:p>
          </table:table-cell>
          <table:table-cell/>
          <table:table-cell office:value-type="float" office:value="0.25">
            <text:p>0.25</text:p>
          </table:table-cell>
          <table:table-cell/>
          <table:table-cell office:value-type="string">
            <text:p>PVP</text:p>
          </table:table-cell>
          <table:table-cell/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0984">
            <text:p>30984</text:p>
          </table:table-cell>
          <table:table-cell office:value-type="string">
            <text:p>Wound Poison</text:p>
          </table:table-cell>
          <table:table-cell office:value-type="string">
            <text:p>Chieftain Mummaki</text:p>
          </table:table-cell>
          <table:table-cell office:value-type="string">
            <text:p>Zangarmarsh</text:p>
          </table:table-cell>
          <table:table-cell office:value-type="float" office:value="335">
            <text:p>335</text:p>
          </table:table-cell>
          <table:table-cell/>
          <table:table-cell office:value-type="string">
            <text:p>Solo</text:p>
          </table:table-cell>
          <table:table-cell office:value-type="float" office:value="70">
            <text:p>70</text:p>
          </table:table-cell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6974">
            <text:p>36974</text:p>
          </table:table-cell>
          <table:table-cell office:value-type="string">
            <text:p>Wound Poison</text:p>
          </table:table-cell>
          <table:table-cell office:value-type="string">
            <text:p>VARIOUS</text:p>
          </table:table-cell>
          <table:table-cell/>
          <table:table-cell office:value-type="float" office:value="265">
            <text:p>265</text:p>
          </table:table-cell>
          <table:table-cell table:number-columns-repeated="3"/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39665">
            <text:p>39665</text:p>
          </table:table-cell>
          <table:table-cell office:value-type="string">
            <text:p>Wound Poison</text:p>
          </table:table-cell>
          <table:table-cell office:value-type="string">
            <text:p>Illidari Boneslicer; Shadowmoon Weapon Master</text:p>
          </table:table-cell>
          <table:table-cell office:value-type="string">
            <text:p>Black Temple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Raid</text:p>
          </table:table-cell>
          <table:table-cell office:value-type="float" office:value="70">
            <text:p>70</text:p>
          </table:table-cell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3461">
            <text:p>43461</text:p>
          </table:table-cell>
          <table:table-cell office:value-type="string">
            <text:p>Wound Poison</text:p>
          </table:table-cell>
          <table:table-cell office:value-type="string">
            <text:p>Hex Lord Malacrass</text:p>
          </table:table-cell>
          <table:table-cell office:value-type="string">
            <text:p>Zul'Aman</text:p>
          </table:table-cell>
          <table:table-cell office:value-type="float" office:value="0.05">
            <text:p>0.05</text:p>
          </table:table-cell>
          <table:table-cell office:value-type="float" office:value="5">
            <text:p>5</text:p>
          </table:table-cell>
          <table:table-cell office:value-type="string">
            <text:p>Raid</text:p>
          </table:table-cell>
          <table:table-cell office:value-type="float" office:value="85">
            <text:p>85</text:p>
          </table:table-cell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4074">
            <text:p>54074</text:p>
          </table:table-cell>
          <table:table-cell office:value-type="string">
            <text:p>Wound Poison</text:p>
          </table:table-cell>
          <table:table-cell office:value-type="string">
            <text:p>Phantasmal Murloc</text:p>
          </table:table-cell>
          <table:table-cell office:value-type="string">
            <text:p>The Oculus</text:p>
          </table:table-cell>
          <table:table-cell office:value-type="float" office:value="0.1">
            <text:p>0.1</text:p>
          </table:table-cell>
          <table:table-cell office:value-type="float" office:value="5">
            <text:p>5</text:p>
          </table:table-cell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5962">
            <text:p>65962</text:p>
          </table:table-cell>
          <table:table-cell office:value-type="string">
            <text:p>Wound Poison</text:p>
          </table:table-cell>
          <table:table-cell office:value-type="string">
            <text:p>Irieth Shadowstep; Maz'dinah</text:p>
          </table:table-cell>
          <table:table-cell office:value-type="string">
            <text:p>Trial of the Crusader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INV_Misc_Herb_16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2771">
            <text:p>52771</text:p>
          </table:table-cell>
          <table:table-cell office:value-type="string">
            <text:p>Wounding Strike</text:p>
          </table:table-cell>
          <table:table-cell office:value-type="string">
            <text:p>Chrono-Lord Epoch</text:p>
          </table:table-cell>
          <table:table-cell office:value-type="string">
            <text:p>The Culling of Stratholme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Warrior_Trauma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58830">
            <text:p>58830</text:p>
          </table:table-cell>
          <table:table-cell office:value-type="string">
            <text:p>Wounding Strike</text:p>
          </table:table-cell>
          <table:table-cell office:value-type="string">
            <text:p>Chrono-Lord Epoch</text:p>
          </table:table-cell>
          <table:table-cell office:value-type="string">
            <text:p>The Culling of Stratholme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0">
            <text:p>80</text:p>
          </table:table-cell>
          <table:table-cell office:value-type="string">
            <text:p>Ability_Warrior_Trauma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69651">
            <text:p>69651</text:p>
          </table:table-cell>
          <table:table-cell office:value-type="string">
            <text:p>Wounding Strike</text:p>
          </table:table-cell>
          <table:table-cell office:value-type="string">
            <text:p>Kor'kron Sergeant; Skybreaker Sergeant</text:p>
          </table:table-cell>
          <table:table-cell office:value-type="string">
            <text:p>Icecrown Citadel</text:p>
          </table:table-cell>
          <table:table-cell office:value-type="float" office:value="0.4">
            <text:p>0.4</text:p>
          </table:table-cell>
          <table:table-cell/>
          <table:table-cell office:value-type="string">
            <text:p>Raid</text:p>
          </table:table-cell>
          <table:table-cell office:value-type="float" office:value="80">
            <text:p>8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75571">
            <text:p>75571</text:p>
          </table:table-cell>
          <table:table-cell office:value-type="string">
            <text:p>Wounding Strike</text:p>
          </table:table-cell>
          <table:table-cell office:value-type="string">
            <text:p>Rom'ogg Bonecrusher</text:p>
          </table:table-cell>
          <table:table-cell office:value-type="string">
            <text:p>Blackrock Caverns</text:p>
          </table:table-cell>
          <table:table-cell office:value-type="float" office:value="0.25">
            <text:p>0.25</text:p>
          </table:table-cell>
          <table:table-cell/>
          <table:table-cell office:value-type="string">
            <text:p>Party</text:p>
          </table:table-cell>
          <table:table-cell office:value-type="float" office:value="85">
            <text:p>85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>
          <table:table-cell office:value-type="float" office:value="44534">
            <text:p>44534</text:p>
          </table:table-cell>
          <table:table-cell office:value-type="string">
            <text:p>Wretched Strike</text:p>
          </table:table-cell>
          <table:table-cell office:value-type="string">
            <text:p>Wretched Bruiser</text:p>
          </table:table-cell>
          <table:table-cell office:value-type="string">
            <text:p>Magisters' Terrace</text:p>
          </table:table-cell>
          <table:table-cell office:value-type="float" office:value="0.5">
            <text:p>0.5</text:p>
          </table:table-cell>
          <table:table-cell/>
          <table:table-cell office:value-type="string">
            <text:p>Party</text:p>
          </table:table-cell>
          <table:table-cell office:value-type="float" office:value="70">
            <text:p>70</text:p>
          </table:table-cell>
          <table:table-cell office:value-type="string">
            <text:p>Ability_Warrior_SavageBlow</text:p>
          </table:table-cell>
          <table:table-cell table:style-name="ce2"/>
          <table:table-cell table:number-columns-repeated="1014"/>
        </table:table-row>
        <table:table-row table:style-name="ro2" table:number-rows-repeated="104842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database-ranges>
        <table:database-range table:name="__Anonymous_Sheet_DB__0" table:target-range-address="Sheet1.A1:Sheet1.AMJ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delle Web Regular" svg:font-family="'Adelle Web Regular'" style:font-family-generic="modern" style:font-pitch="variable"/>
    <style:font-face style:name="Andralis ND OsF" svg:font-family="'Andralis ND OsF'" style:font-family-generic="modern" style:font-pitch="variable"/>
    <style:font-face style:name="Caecilia LT Std Light" svg:font-family="'Caecilia LT Std Light'" style:font-family-generic="modern" style:font-pitch="variable"/>
    <style:font-face style:name="Caecilia LT Std Roman" svg:font-family="'Caecilia LT Std Roman'" style:font-family-generic="moder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5">07/05/2012</text:date>, <text:time>05:37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5T02:43:54.16</meta:creation-date>
    <dc:date>2012-07-05T05:37:39.14</dc:date>
    <meta:editing-duration>PT1M31S</meta:editing-duration>
    <meta:editing-cycles>1</meta:editing-cycles>
    <meta:document-statistic meta:table-count="3" meta:cell-count="1072" meta:object-count="0"/>
    <meta:generator>LibreOffice/3.4$Win32 LibreOffice_project/340m1$Build-302</meta:generator>
  </office:meta>
</office:document-meta>
</file>